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5cm" draw:marker-start-width="0.455cm" draw:marker-end-width="0.455cm" draw:fill="solid" draw:fill-color="#66ffff" draw:textarea-horizontal-align="justify" draw:textarea-vertical-align="middle" draw:auto-grow-height="false" fo:min-height="1.854cm" fo:min-width="1.874cm" fo:padding-top="0.025cm" fo:padding-bottom="0.025cm" fo:padding-left="0.025cm" fo:padding-right="0.025cm"/>
    </style:style>
    <style:style style:name="P1" style:family="paragraph">
      <loext:graphic-properties draw:fill-color="#ffff99"/>
    </style:style>
    <style:style style:name="P2" style:family="paragraph">
      <loext:graphic-properties draw:fill="solid" draw:fill-color="#66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custom-shape draw:style-name="gr2" draw:text-style-name="P2" draw:layer="layout" svg:width="2.72cm" svg:height="2.692cm" svg:x="5.291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4:43:02.726000000</dc:date>
    <dc:language>en-US</dc:language>
    <meta:editing-cycles>15</meta:editing-cycles>
    <meta:editing-duration>PT8H58M19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